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83ca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gradient" draw:fill-color="#000000" draw:fill-gradient-name="Gradient_20_7" draw:fill-hatch-name="Black_20_0_20_Degrees" draw:fill-image-name="Empty" draw:opacity-name="Transparency_20_1" draw:fill-image-width="0cm" draw:fill-image-height="0cm" draw:textarea-horizontal-align="center" draw:textarea-vertical-align="middle" draw:shadow-offset-x="0.305cm" draw:shadow-offset-y="0.305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<text:s/>YANG features</text:p>
          </draw:text-box>
        </draw:frame>
        <draw:rect draw:style-name="gr1" draw:text-style-name="P2" draw:layer="layout" svg:width="5.368cm" svg:height="1.77cm" svg:x="12.412cm" svg:y="4.58cm">
          <text:p text:style-name="P2"><text:span text:style-name="T1">module foo</text:span></text:p>
        </draw:rect>
        <draw:rect draw:style-name="gr2" draw:text-style-name="P2" draw:layer="layout" svg:width="5.368cm" svg:height="1.77cm" svg:x="2.887cm" svg:y="4.715cm">
          <text:p text:style-name="P2"><text:span text:style-name="T1">feature A</text:span></text:p>
        </draw:rect>
        <draw:rect draw:style-name="gr1" draw:text-style-name="P2" draw:layer="layout" svg:width="5.368cm" svg:height="1.77cm" svg:x="9.525cm" svg:y="8.255cm">
          <text:p text:style-name="P2"><text:span text:style-name="T1">container X</text:span></text:p>
        </draw:rect>
        <draw:rect draw:style-name="gr2" draw:text-style-name="P2" draw:layer="layout" svg:width="5.368cm" svg:height="1.77cm" svg:x="7.62cm" svg:y="12.065cm">
          <text:p text:style-name="P2"><text:span text:style-name="T1">leaf Z</text:span></text:p>
          <text:p text:style-name="P2"><text:span text:style-name="T1">if-feature A;</text:span></text:p>
        </draw:rect>
        <draw:rect draw:style-name="gr3" draw:text-style-name="P2" draw:layer="layout" svg:width="5.368cm" svg:height="1.77cm" svg:x="2.887cm" svg:y="7.12cm">
          <text:p text:style-name="P2"><text:span text:style-name="T1">feature B</text:span></text:p>
        </draw:rect>
        <draw:rect draw:style-name="gr3" draw:text-style-name="P2" draw:layer="layout" svg:width="5.368cm" svg:height="1.77cm" svg:x="16.51cm" svg:y="8.255cm">
          <text:p text:style-name="P2"><text:span text:style-name="T1">container <text:s/>Y</text:span></text:p>
          <text:p text:style-name="P2"><text:span text:style-name="T1">if-feature B;</text:span></text:p>
        </draw:rect>
        <draw:rect draw:style-name="gr3" draw:text-style-name="P2" draw:layer="layout" svg:width="5.368cm" svg:height="1.77cm" svg:x="16.546cm" svg:y="11.4cm">
          <text:p text:style-name="P2"><text:span text:style-name="T1">list YY</text:span></text:p>
        </draw:rect>
        <draw:rect draw:style-name="gr3" draw:text-style-name="P2" draw:layer="layout" svg:width="5.368cm" svg:height="1.77cm" svg:x="10.795cm" svg:y="15.375cm">
          <text:p text:style-name="P2"><text:span text:style-name="T1">key leaf YY1</text:span></text:p>
        </draw:rect>
        <draw:line draw:style-name="gr4" draw:layer="layout" svg:x1="14.605cm" svg:y1="6.35cm" svg:x2="12.065cm" svg:y2="8.255cm">
          <text:p/>
        </draw:line>
        <draw:line draw:style-name="gr4" draw:layer="layout" svg:x1="15.24cm" svg:y1="6.35cm" svg:x2="19.05cm" svg:y2="8.255cm">
          <text:p/>
        </draw:line>
        <draw:line draw:style-name="gr4" draw:layer="layout" svg:x1="19.05cm" svg:y1="10.16cm" svg:x2="19.05cm" svg:y2="11.43cm">
          <text:p/>
        </draw:line>
        <draw:line draw:style-name="gr4" draw:layer="layout" svg:x1="17.145cm" svg:y1="13.335cm" svg:x2="15.24cm" svg:y2="15.24cm">
          <text:p/>
        </draw:line>
        <draw:line draw:style-name="gr4" draw:layer="layout" svg:x1="10.795cm" svg:y1="10.16cm" svg:x2="10.795cm" svg:y2="12.065cm">
          <text:p/>
        </draw:line>
        <draw:rect draw:style-name="gr5" draw:text-style-name="P2" draw:layer="layout" svg:width="5.368cm" svg:height="1.77cm" svg:x="17.492cm" svg:y="15.375cm">
          <text:p text:style-name="P2"><text:span text:style-name="T1">leaf YY2</text:span></text:p>
          <text:p text:style-name="P2"><text:span text:style-name="T1">if-feature A;</text:span></text:p>
        </draw:rect>
        <draw:line draw:style-name="gr4" draw:layer="layout" svg:x1="19.05cm" svg:y1="13.335cm" svg:x2="19.05cm" svg:y2="15.24cm">
          <text:p/>
        </draw:line>
        <presentation:notes draw:style-name="dp2">
          <office:forms form:automatic-focus="false" form:apply-design-mode="false"/>
          <draw:page-thumbnail draw:style-name="gr6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9999cc" draw:end-color="#83ca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8-04T11:06:14</dc:date>
    <meta:print-date>2000-12-09T21:37:10</meta:print-date>
    <meta:editing-cycles>613</meta:editing-cycles>
    <meta:editing-duration>PT933H00M06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